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se en place d'un trie par catégorie ( carte de France , baudrier etc ) sous forme d'un select,</text:p>
      <text:p text:style-name="Standard">Ajout du champ « Titre  et d'autres infos selon vos besoins» dans le module  « prêter et rendre »</text:p>
      <text:p text:style-name="Standard">intégration des vidéos dans la page « Un Club de Montagne »</text:p>
      <text:p text:style-name="Standard">Ajout automatique d'un référence pour chaque fiche de matériel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2-08T10:13:47</meta:creation-date>
    <meta:document-statistic meta:table-count="0" meta:image-count="0" meta:object-count="0" meta:page-count="1" meta:paragraph-count="4" meta:word-count="60" meta:character-count="316"/>
    <dc:date>2023-12-08T10:19:32</dc:date>
    <meta:editing-duration>PT5M46S</meta:editing-duration>
    <meta:editing-cycles>1</meta:editing-cycles>
    <meta:generator>OpenOffice/4.1.10$Unix OpenOffice.org_project/4110m2$Build-9807</meta:generator>
  </office:meta>
</office:document-meta>
</file>